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86in"/>
    </style:style>
    <style:style style:name="Table1.E5" style:family="table-cell">
      <style:table-cell-properties style:vertical-align="" fo:padding="0.0382in" fo:border="none"/>
    </style:style>
    <style:style style:name="Table1.6" style:family="table-row">
      <style:table-row-properties style:min-row-height="0.3993in"/>
    </style:style>
    <style:style style:name="Table1.7" style:family="table-row">
      <style:table-row-properties style:min-row-height="0.3563in"/>
    </style:style>
    <style:style style:name="Table1.8" style:family="table-row">
      <style:table-row-properties style:min-row-height="0.268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Arial Unicode MS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 Unicode MS" fo:font-size="9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Arial Unicode MS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 Unicode MS" fo:font-size="12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Arial Unicode MS1" fo:font-size="10pt" fo:font-style="normal" style:text-underline-style="none" fo:font-weight="bold"/>
    </style:style>
    <style:style style:name="P27" style:family="paragraph">
      <style:paragraph-properties fo:text-align="center"/>
      <style:text-properties style:text-line-through-style="none" style:font-name="Arial Unicode MS1" fo:font-size="12pt" fo:font-style="normal" style:text-underline-style="none" fo:font-weight="bold"/>
    </style:style>
    <style:style style:name="P28" style:family="paragraph">
      <style:paragraph-properties fo:text-align="cente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Advisor0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3" form:id="control13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4" form:id="control14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5" form:id="control15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6" form:id="control16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7" form:id="control17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18" form:id="control18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19" form:id="control19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blStream" form:control-implementation="ooo:com.sun.star.form.component.TextField" xml:id="control20" form:id="control20" form:current-value="Stream _ " form:value="Stream 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headerUniversityName" form:control-implementation="ooo:com.sun.star.form.component.TextField" xml:id="control21" form:id="control21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22" form:id="control22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23" form:id="control23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24" form:id="control24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5" form:id="control25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8" form:id="control28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29" form:id="control29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30" form:id="control30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31" form:id="control31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8" draw:style-name="gr4" draw:text-style-name="P22" svg:width="1.7717in" svg:height="0.1969in" svg:x="6.052in" svg:y="2.3854in" draw:control="control27"/>
      <draw:control text:anchor-type="page" text:anchor-page-number="1" draw:z-index="10" draw:style-name="gr6" draw:text-style-name="P24" svg:width="2.665in" svg:height="0.2177in" svg:x="1.5835in" svg:y="2.8528in" draw:control="control26"/>
      <draw:control text:anchor-type="page" text:anchor-page-number="1" draw:z-index="11" draw:style-name="gr4" draw:text-style-name="P25" svg:width="2.7488in" svg:height="0.2177in" svg:x="1.552in" svg:y="3.2063in" draw:control="control8"/>
      <draw:control text:anchor-type="page" text:anchor-page-number="1" draw:z-index="13" draw:style-name="gr6" draw:text-style-name="P26" svg:width="3.0169in" svg:height="0.2378in" svg:x="1.5417in" svg:y="2.4063in" draw:control="control10"/>
      <draw:control text:anchor-type="page" text:anchor-page-number="1" draw:z-index="23" draw:style-name="gr4" draw:text-style-name="P26" svg:width="1.0315in" svg:height="0.1768in" svg:x="0.2602in" svg:y="2.3957in" draw:control="control30"/>
      <draw:control text:anchor-type="page" text:anchor-page-number="1" draw:z-index="25" draw:style-name="gr4" draw:text-style-name="P26" svg:width="0.7571in" svg:height="0.2461in" svg:x="0.272in" svg:y="2.8in" draw:control="control31"/>
      <draw:control text:anchor-type="page" text:anchor-page-number="1" draw:z-index="26" draw:style-name="gr4" draw:text-style-name="P26" svg:width="0.7941in" svg:height="0.1642in" svg:x="0.2709in" svg:y="1.2307in" draw:control="control28"/>
      <draw:control text:anchor-type="page" text:anchor-page-number="1" draw:z-index="28" draw:style-name="gr4" draw:text-style-name="P27" svg:width="3.1043in" svg:height="0.1571in" svg:x="3.0311in" svg:y="0.6146in" draw:control="control22"/>
      <draw:control text:anchor-type="page" text:anchor-page-number="1" draw:z-index="29" draw:style-name="gr9" draw:text-style-name="P24" svg:width="0.7606in" svg:height="0.2295in" svg:x="0.2709in" svg:y="0.8543in" draw:control="control23"/>
      <draw:control text:anchor-type="page" text:anchor-page-number="1" draw:z-index="30" draw:style-name="gr4" draw:text-style-name="P24" svg:width="1.9059in" svg:height="0.2106in" svg:x="1.1256in" svg:y="0.8634in" draw:control="control24"/>
      <draw:control text:anchor-type="page" text:anchor-page-number="1" draw:z-index="31" draw:style-name="gr4" draw:text-style-name="P27" svg:width="3.115in" svg:height="0.2189in" svg:x="3.0311in" svg:y="0.3437in" draw:control="control25"/>
      <text:p text:style-name="P2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draw:control text:anchor-type="paragraph" draw:z-index="17" draw:style-name="gr7" draw:text-style-name="P26" svg:width="0.615in" svg:height="0.2087in" svg:x="4.3957in" svg:y="0.2681in" draw:control="control15"/><draw:control text:anchor-type="paragraph" draw:z-index="16" draw:style-name="gr7" draw:text-style-name="P26" svg:width="0.6878in" svg:height="0.2087in" svg:x="0.0382in" svg:y="0.2681in" draw:control="control14"/><draw:control text:anchor-type="paragraph" draw:z-index="20" draw:style-name="gr7" draw:text-style-name="P26" svg:width="0.7295in" svg:height="0.2713in" svg:x="0.0484in" svg:y="0.8701in" draw:control="control18"/><draw:control text:anchor-type="paragraph" draw:z-index="21" draw:style-name="gr7" draw:text-style-name="P26" svg:width="0.6878in" svg:height="0.1776in" svg:x="4.3925in" svg:y="0.9047in" draw:control="control19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4"><draw:control text:anchor-type="paragraph" draw:z-index="15" draw:style-name="gr7" draw:text-style-name="P26" svg:width="1.2157in" svg:height="0.1713in" svg:x="0in" svg:y="0.0035in" draw:control="control13"/><draw:control text:anchor-type="paragraph" draw:z-index="27" draw:style-name="gr7" draw:text-style-name="P27" svg:width="3.0996in" svg:height="0.198in" svg:x="-1.5866in" svg:y="-1.0654in" draw:control="control21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2" draw:style-name="gr2" draw:text-style-name="P22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3" draw:style-name="gr2" draw:text-style-name="P23" svg:width="2.7362in" svg:height="0.1969in" draw:control="control3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4" draw:style-name="gr2" draw:text-style-name="P22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4"><draw:control text:anchor-type="paragraph" draw:z-index="18" draw:style-name="gr7" draw:text-style-name="P26" svg:width="0.6898in" svg:height="0.1776in" svg:x="0.0362in" svg:y="0.022in" draw:control="control17"/><draw:control text:anchor-type="paragraph" draw:z-index="19" draw:style-name="gr8" draw:text-style-name="P26" svg:width="1.0913in" svg:height="0.2295in" svg:x="4.3953in" svg:y="0in" draw:control="control16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5" draw:style-name="gr2" draw:text-style-name="P22" svg:width="2.8823in" svg:height="0.2406in" draw:control="control5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0"><draw:control text:anchor-type="as-char" draw:z-index="6" draw:style-name="gr3" draw:text-style-name="P22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7" draw:style-name="gr2" draw:text-style-name="P24" svg:width="2.9858in" svg:height="0.1976in" draw:control="control7"/></text:p>
          </table:table-cell>
          <table:table-cell table:style-name="Table1.A1" office:value-type="string">
            <text:p text:style-name="P15"><text:s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2" draw:style-name="gr2" draw:text-style-name="P22" svg:width="2.0823in" svg:height="0.2406in" draw:control="control9"/></text:p>
          </table:table-cell>
        </table:table-row>
        <table:table-row table:style-name="Table1.5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table-cell table:style-name="Table1.A1" table:number-rows-spanned="2" office:value-type="string">
            <text:p text:style-name="P16"><draw:control text:anchor-type="paragraph" draw:z-index="22" draw:style-name="gr7" draw:text-style-name="P26" svg:width="1.115in" svg:height="0.6705in" svg:x="0.028in" svg:y="0in" draw:control="control29"/></text:p>
          </table:table-cell>
          <table:table-cell table:style-name="Table1.E5" table:number-rows-spanned="2" office:value-type="string">
            <text:p text:style-name="P20">:</text:p>
          </table:table-cell>
          <table:table-cell table:style-name="Table1.A1" table:number-rows-spanned="2" office:value-type="string">
            <text:p text:style-name="P20"/>
          </table:table-cell>
        </table:table-row>
        <table:table-row table:style-name="Table1.6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draw:control text:anchor-type="as-char" svg:y="-0.0937in" draw:z-index="24" draw:style-name="gr5" draw:text-style-name="P26" svg:width="1.0524in" svg:height="0.2713in" draw:control="control20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18"><draw:control text:anchor-type="as-char" svg:y="-0.2917in" draw:z-index="9" draw:style-name="gr5" draw:text-style-name="P22" svg:width="0.826in" svg:height="0.1969in" draw:control="control12"/> <text:s text:c="2"/><draw:control text:anchor-type="as-char" svg:y="-0.2917in" draw:z-index="14" draw:style-name="gr5" draw:text-style-name="P22" svg:width="0.985in" svg:height="0.1969in" draw:control="control11"/></text:p>
          </table:table-cell>
        </table:table-row>
        <table:table-row table:style-name="Table1.8">
          <table:table-cell table:style-name="Table1.A1" office:value-type="string">
            <text:p text:style-name="P7"><draw:line text:anchor-type="paragraph" draw:z-index="32" draw:style-name="gr10" draw:text-style-name="P28" svg:x1="0.6217in" svg:y1="0.011in" svg:x2="7.3614in" svg:y2="0.011in"><text:p/></draw:line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Unicode MS1" svg:font-family="'Arial Unicode MS'" style:font-adornments="Bold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9-02-06T09:27:34.689000000</dc:date>
    <meta:editing-duration>P22DT6H40M4S</meta:editing-duration>
    <meta:editing-cycles>148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5" meta:word-count="12" meta:character-count="30" meta:non-whitespace-character-count="12"/>
  </office:meta>
</office:document-meta>
</file>